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margins"/>
    </style:style>
    <style:style style:name="Table1.A" style:family="table-column">
      <style:table-column-properties style:column-width="1.5597in" style:rel-column-width="2248*"/>
    </style:style>
    <style:style style:name="Table1.B" style:family="table-column">
      <style:table-column-properties style:column-width="5.1333in" style:rel-column-width="739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5597in" style:rel-column-width="2248*"/>
    </style:style>
    <style:style style:name="Table2.B" style:family="table-column">
      <style:table-column-properties style:column-width="5.1333in" style:rel-column-width="739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18a61b" officeooo:paragraph-rsid="0018a61b"/>
    </style:style>
    <style:style style:name="P2" style:family="paragraph" style:parent-style-name="Standard">
      <style:text-properties officeooo:rsid="0018a61b" officeooo:paragraph-rsid="001af5c2"/>
    </style:style>
    <style:style style:name="P3" style:family="paragraph" style:parent-style-name="Standard">
      <style:text-properties officeooo:rsid="0018a61b" officeooo:paragraph-rsid="001cc53c"/>
    </style:style>
    <style:style style:name="P4" style:family="paragraph" style:parent-style-name="Standard">
      <style:text-properties fo:font-weight="bold" officeooo:rsid="0018a61b" officeooo:paragraph-rsid="0018a61b" style:font-weight-asian="bold" style:font-weight-complex="bold"/>
    </style:style>
    <style:style style:name="P5" style:family="paragraph" style:parent-style-name="Standard">
      <style:text-properties fo:font-size="14pt" fo:font-weight="bold" officeooo:rsid="0018a61b" officeooo:paragraph-rsid="0018a6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8pt" officeooo:rsid="0018a61b" officeooo:paragraph-rsid="0018a61b" style:font-size-asian="18pt" style:font-size-complex="18pt"/>
    </style:style>
    <style:style style:name="P7" style:family="paragraph" style:parent-style-name="Standard">
      <style:text-properties officeooo:rsid="0018a61b" officeooo:paragraph-rsid="0018a61b" fo:background-color="#ffff00"/>
    </style:style>
    <style:style style:name="P8" style:family="paragraph" style:parent-style-name="Standard">
      <style:text-properties officeooo:rsid="001cc53c" officeooo:paragraph-rsid="001cc53c"/>
    </style:style>
    <style:style style:name="P9" style:family="paragraph" style:parent-style-name="Standard" style:list-style-name="L1">
      <style:text-properties officeooo:rsid="001cc53c" officeooo:paragraph-rsid="001cc53c"/>
    </style:style>
    <style:style style:name="P10" style:family="paragraph" style:parent-style-name="Standard" style:list-style-name="L2">
      <style:text-properties officeooo:rsid="001cc53c" officeooo:paragraph-rsid="001cc53c"/>
    </style:style>
    <style:style style:name="P11" style:family="paragraph" style:parent-style-name="Standard">
      <style:text-properties fo:font-style="italic" officeooo:rsid="0018a61b" officeooo:paragraph-rsid="0018a61b" style:font-style-asian="italic" style:font-style-complex="italic"/>
    </style:style>
    <style:style style:name="P12" style:family="paragraph" style:parent-style-name="Standard" style:list-style-name="L3">
      <style:text-properties officeooo:paragraph-rsid="001cc53c"/>
    </style:style>
    <style:style style:name="P13" style:family="paragraph" style:parent-style-name="Table_20_Contents">
      <style:text-properties officeooo:rsid="0018a61b" officeooo:paragraph-rsid="0018a61b"/>
    </style:style>
    <style:style style:name="P14" style:family="paragraph" style:parent-style-name="Table_20_Contents">
      <style:text-properties officeooo:rsid="0018a61b" officeooo:paragraph-rsid="001af5c2"/>
    </style:style>
    <style:style style:name="T1" style:family="text">
      <style:text-properties officeooo:rsid="001ab6e2"/>
    </style:style>
    <style:style style:name="T2" style:family="text">
      <style:text-properties style:text-underline-style="solid" style:text-underline-width="auto" style:text-underline-color="font-color" officeooo:rsid="001ab6e2" fo:background-color="#ffff00" loext:char-shading-value="0"/>
    </style:style>
    <style:style style:name="T3" style:family="text">
      <style:text-properties style:text-underline-style="solid" style:text-underline-width="auto" style:text-underline-color="font-color" officeooo:rsid="001ab6e2" fo:background-color="transparent" loext:char-shading-value="0"/>
    </style:style>
    <style:style style:name="T4" style:family="text">
      <style:text-properties fo:font-style="italic" style:font-style-asian="italic" style:font-style-complex="italic"/>
    </style:style>
    <style:style style:name="T5" style:family="text">
      <style:text-properties fo:font-style="italic" officeooo:rsid="001ab808" style:font-style-asian="italic" style:font-style-complex="italic"/>
    </style:style>
    <style:style style:name="T6" style:family="text">
      <style:text-properties officeooo:rsid="001cc53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3240 – Weekly exercises 1</text:p>
      <text:p text:style-name="P5">Part 1: Close-ended questions</text:p>
      <text:p text:style-name="P1"/>
      <text:p text:style-name="P4">Question 1: </text:p>
      <text:p text:style-name="P1">A company recently purchased a commercial off-the-shelf application to automate their bill-paying process. They now plan to run an acceptance test against the package prior to putting it into production. Which is their most likely reason for testing?</text:p>
      <text:p text:style-name="P7">a. To build confidence in the application</text:p>
      <text:p text:style-name="P1">b. To detect bugs in the application</text:p>
      <text:p text:style-name="P1">c. To gather evidence for a lawsuit</text:p>
      <text:p text:style-name="P1">d. To train the users</text:p>
      <text:p text:style-name="P1"/>
      <text:p text:style-name="P4">Question 2: </text:p>
      <text:p text:style-name="P1">According to the ISTQB Glossary, the word ‘bug’ is synonymous with which of the following words?</text:p>
      <text:p text:style-name="P1">a. Incident</text:p>
      <text:p text:style-name="P7">b. Defect</text:p>
      <text:p text:style-name="P1">c. Mistake</text:p>
      <text:p text:style-name="P1">d. Error</text:p>
      <text:p text:style-name="P1"/>
      <text:p text:style-name="P4">Question 3:</text:p>
      <text:p text:style-name="P1">According to the ISTQB Glossary, a <text:span text:style-name="T1">_</text:span><text:span text:style-name="T2">risk</text:span><text:span text:style-name="T3">_</text:span><text:span text:style-name="T1"> </text:span>relates to negative consequences that could occur.</text:p>
      <text:p text:style-name="P1"/>
      <text:p text:style-name="P4">Question 4:</text:p>
      <text:p text:style-name="P1">Ensuring that test design starts during the requirements definition phase is important to enable which of the following test objectives?</text:p>
      <text:p text:style-name="P7">a. Preventing defects in the system</text:p>
      <text:p text:style-name="P1">b. Finding defects through dynamic testing</text:p>
      <text:p text:style-name="P7">c. Gaining confidence in the system</text:p>
      <text:p text:style-name="P1">d. Finishing the project on time</text:p>
      <text:p text:style-name="P1"/>
      <text:p text:style-name="P4">Question 5:</text:p>
      <text:p text:style-name="P1">An exhaustive test suite would include:</text:p>
      <text:p text:style-name="P7">a. All combinations of input values and preconditions</text:p>
      <text:p text:style-name="P7">b. All combinations of input values and output values</text:p>
      <text:p text:style-name="P1">c. All pairs of input values and preconditions</text:p>
      <text:p text:style-name="P1">d. All states and state transitions</text:p>
      <text:p text:style-name="P1"/>
      <text:p text:style-name="P4">Question 6:</text:p>
      <text:p text:style-name="P1">According to the ISTQB Glossary, regression testing is required for what purpose?</text:p>
      <text:p text:style-name="P1">a. To verify the success of corrective actions</text:p>
      <text:p text:style-name="P1">b. To prevent a task from being incorrectly considered completed</text:p>
      <text:p text:style-name="P7">c. To ensure that defects have not been introduced by a modification</text:p>
      <text:p text:style-name="P1">d. To motivate better unit testing by the programmers</text:p>
      <text:p text:style-name="P1"/>
      <text:p text:style-name="P4">Question 7:</text:p>
      <text:p text:style-name="P1">Which of the following is most important to promote and maintain good relationships between testers and developers?</text:p>
      <text:p text:style-name="P1">a. Understanding what managers value about testing</text:p>
      <text:p text:style-name="P7">b. Explaining test results in a neutral fashion</text:p>
      <text:p text:style-name="P1">c. Identifying potential customer work-arounds for bugs</text:p>
      <text:p text:style-name="P1">d. Promoting better quality software whenever possible</text:p>
      <text:p text:style-name="P1"><text:soft-page-break/></text:p>
      <text:p text:style-name="P4">Question 8:</text:p>
      <text:p text:style-name="P1">Which of the statements below is the best assessment of how test principles apply across the test life-cycle?</text:p>
      <text:p text:style-name="P1">a. Test principles only affect the preparation for testing</text:p>
      <text:p text:style-name="P1">b. Test principles only affect test execution activities</text:p>
      <text:p text:style-name="P1">c. Test principles affect the early test activities such as review</text:p>
      <text:p text:style-name="P7">d. Test principles affect activities throughout the test life-cycle</text:p>
      <text:p text:style-name="P1"/>
      <text:p text:style-name="P4">Question 9:</text:p>
      <text:p text:style-name="P1">Is “evaluation of exit criteria” for of the fundamental test process? <text:span text:style-name="T4">– </text:span><text:span text:style-name="T5">part of?</text:span></text:p>
      <text:p text:style-name="P7">a. True</text:p>
      <text:p text:style-name="P1">b. False</text:p>
      <text:p text:style-name="P1"/>
      <text:p text:style-name="P4">Question 10:</text:p>
      <text:p text:style-name="P1">Pair the following processes with their corresponding activities:</text:p>
      <table:table table:name="Table1" table:style-name="Table1">
        <table:table-column table:style-name="Table1.A"/>
        <table:table-column table:style-name="Table1.B"/>
        <table:table-row>
          <table:table-cell table:style-name="Table1.A1" office:value-type="string">
            <text:p text:style-name="P1">Test plan </text:p>
          </table:table-cell>
          <table:table-cell table:style-name="Table1.B1" office:value-type="string">
            <text:p text:style-name="P1">Group tests into scripts</text:p>
          </table:table-cell>
        </table:table-row>
        <table:table-row>
          <table:table-cell table:style-name="Table1.A2" office:value-type="string">
            <text:p text:style-name="P1">Test analysis </text:p>
          </table:table-cell>
          <table:table-cell table:style-name="Table1.B2" office:value-type="string">
            <text:p text:style-name="P1">Write or extract a test summary report for the stakeholders</text:p>
          </table:table-cell>
        </table:table-row>
        <table:table-row>
          <table:table-cell table:style-name="Table1.A2" office:value-type="string">
            <text:p text:style-name="P1">Test implementation</text:p>
          </table:table-cell>
          <table:table-cell table:style-name="Table1.B2" office:value-type="string">
            <text:p text:style-name="P13">Transform test objectives into test conditions and test cases</text:p>
          </table:table-cell>
        </table:table-row>
        <table:table-row>
          <table:table-cell table:style-name="Table1.A2" office:value-type="string">
            <text:p text:style-name="P1">Test reporting</text:p>
          </table:table-cell>
          <table:table-cell table:style-name="Table1.B2" office:value-type="string">
            <text:p text:style-name="P1">Establish the scope, objectives, and risks of testing</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2">Test plan </text:p>
          </table:table-cell>
          <table:table-cell table:style-name="Table2.B1" office:value-type="string">
            <text:p text:style-name="P2">Establish the scope, objectives, and risks of testing</text:p>
          </table:table-cell>
        </table:table-row>
        <table:table-row>
          <table:table-cell table:style-name="Table2.A2" office:value-type="string">
            <text:p text:style-name="P2">Test analysis </text:p>
          </table:table-cell>
          <table:table-cell table:style-name="Table2.B2" office:value-type="string">
            <text:p text:style-name="P14">Transform test objectives into test conditions and test cases</text:p>
          </table:table-cell>
        </table:table-row>
        <table:table-row>
          <table:table-cell table:style-name="Table2.A2" office:value-type="string">
            <text:p text:style-name="P2">Test implementation</text:p>
          </table:table-cell>
          <table:table-cell table:style-name="Table2.B2" office:value-type="string">
            <text:p text:style-name="P2">Group tests into scripts</text:p>
          </table:table-cell>
        </table:table-row>
        <table:table-row>
          <table:table-cell table:style-name="Table2.A2" office:value-type="string">
            <text:p text:style-name="P2">Test reporting</text:p>
          </table:table-cell>
          <table:table-cell table:style-name="Table2.B2" office:value-type="string">
            <text:p text:style-name="P2">Write or extract a test summary report for the stakeholders</text:p>
          </table:table-cell>
        </table:table-row>
      </table:table>
      <text:p text:style-name="P2"/>
      <text:p text:style-name="P1"/>
      <text:p text:style-name="P5">Part 2: Exercises and Open-ended questions </text:p>
      <text:p text:style-name="P1"/>
      <text:p text:style-name="P4">Exercise</text:p>
      <text:p text:style-name="P1">A test team consistently finds between 90 and 95% of the defects present in the system under test. While the test manager understands that this is a good defect-detection percentage, senior</text:p>
      <text:p text:style-name="P1">management and executives remain disappointed, saying that the test team misses too many bugs. Given that the users are generally happy with the system and that the failures which have occurred</text:p>
      <text:p text:style-name="P1">have generally been low impact, which of the testing principles is most likely to help the test manager explain why some defects are likely to be missed?</text:p>
      <text:p text:style-name="P1"/>
      <text:p text:style-name="P1">Exhaustive testing is impossible</text:p>
      <text:p text:style-name="P8">It is impossible to test everything, therefore we have to pick the most important tests. </text:p>
      <text:p text:style-name="P3"/>
      <text:p text:style-name="P1"/>
      <text:p text:style-name="P4">Open-ended questions</text:p>
      <text:p text:style-name="P11">Can you give examples of internal and external causes of defects? Which one do you consider to be the most important?</text:p>
      <text:p text:style-name="P1"/>
      <text:p text:style-name="P8">Internal </text:p>
      <text:list text:style-name="L1">
        <text:list-item>
          <text:p text:style-name="P9">Fatigue</text:p>
        </text:list-item>
        <text:list-item>
          <text:p text:style-name="P9">Lack of training </text:p>
        </text:list-item>
        <text:list-item>
          <text:p text:style-name="P9">Lack of understanding</text:p>
        </text:list-item>
        <text:list-item>
          <text:p text:style-name="P9"><text:soft-page-break/>Lack of interest</text:p>
        </text:list-item>
      </text:list>
      <text:p text:style-name="P8"/>
      <text:p text:style-name="P8">External</text:p>
      <text:list text:style-name="L2">
        <text:list-item>
          <text:p text:style-name="P10">Time pressure</text:p>
        </text:list-item>
        <text:list-item>
          <text:p text:style-name="P10">Complex code </text:p>
        </text:list-item>
        <text:list-item>
          <text:p text:style-name="P10">Many system interactions</text:p>
        </text:list-item>
        <text:list-item>
          <text:p text:style-name="P10">Changed technologies </text:p>
        </text:list-item>
      </text:list>
      <text:p text:style-name="P8"/>
      <text:p text:style-name="P8">It is hard to choose one that is more important than the other. That is because external defects are often harder to fix, on the other hand internal defects are (probably) more common and likely to occur. </text:p>
      <text:p text:style-name="P1"/>
      <text:p text:style-name="P11">Why is it important to check a software system if it is fit for use?</text:p>
      <text:p text:style-name="P8">It is important because we need to verify whether the SW is usable and going to be used by customers. There is no reason to make unusable or unused software. </text:p>
      <text:p text:style-name="P1"/>
      <text:p text:style-name="P11">What qualities should a tester have, if you were to hire him?</text:p>
      <text:p text:style-name="P8">A tester should be:</text:p>
      <text:list text:style-name="L3">
        <text:list-item>
          <text:p text:style-name="P12"><text:span text:style-name="T6">Problem-oriented and have desire to find problems / ability to solve problems</text:span></text:p>
        </text:list-item>
        <text:list-item>
          <text:p text:style-name="P12"><text:span text:style-name="T6">Detail-oriented </text:span></text:p>
        </text:list-item>
        <text:list-item>
          <text:p text:style-name="P12"><text:span text:style-name="T6">Have curiosity and creativity</text:span></text:p>
          <text:list>
            <text:list-item>
              <text:p text:style-name="P12"><text:span text:style-name="T6">Approaching the test effort from new, varied angles</text:span></text:p>
            </text:list-item>
          </text:list>
        </text:list-item>
        <text:list-item>
          <text:p text:style-name="P12"><text:span text:style-name="T6">Professional pessimism</text:span></text:p>
          <text:list>
            <text:list-item>
              <text:p text:style-name="P12"><text:span text:style-name="T6">Being realistic about the product / human behavioral patterns</text:span></text:p>
            </text:list-item>
          </text:list>
        </text:list-item>
        <text:list-item>
          <text:p text:style-name="P12"><text:span text:style-name="T6">Good interpersonal and communication skills</text:span></text:p>
          <text:list>
            <text:list-item>
              <text:p text:style-name="P12"><text:span text:style-name="T6">Courtesy, understanding of others, good attitude, diplomatic, etc</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2T11:10:20.220282536</meta:creation-date>
    <dc:date>2026-02-02T12:02:40.618075287</dc:date>
    <meta:editing-duration>PT31M3S</meta:editing-duration>
    <meta:editing-cycles>4</meta:editing-cycles>
    <meta:generator>LibreOffice/24.2.7.2$Linux_X86_64 LibreOffice_project/420$Build-2</meta:generator>
    <meta:document-statistic meta:table-count="2" meta:image-count="0" meta:object-count="0" meta:page-count="3" meta:paragraph-count="100" meta:word-count="788" meta:character-count="4825" meta:non-whitespace-character-count="4136"/>
  </office:meta>
</office:document-meta>
</file>